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verall</text:p>
          </table:table-cell>
          <table:table-cell/>
          <table:table-cell office:value-type="string" calcext:value-type="string">
            <text:p>Spearman rank</text:p>
          </table:table-cell>
          <table:table-cell office:value-type="string" calcext:value-type="string">
            <text:p>P value</text:p>
          </table:table-cell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Radio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Radio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0.0000387" calcext:value-type="float">
            <text:p>3.87E-05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Radio</text:p>
          </table:table-cell>
          <table:table-cell office:value-type="float" office:value="0.8" calcext:value-type="float">
            <text:p>0.8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X-ray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X-ray</text:p>
          </table:table-cell>
          <table:table-cell office:value-type="float" office:value="0.44" calcext:value-type="float">
            <text:p>0.4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X-ray</text:p>
          </table:table-cell>
          <table:table-cell office:value-type="float" office:value="0.49" calcext:value-type="float">
            <text:p>0.4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1mm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1mm</text:p>
          </table:table-cell>
          <table:table-cell office:value-type="float" office:value="0.21" calcext:value-type="float">
            <text:p>0.2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1mm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Accretion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Accretion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Accretion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y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Radio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Radio</text:p>
          </table:table-cell>
          <table:table-cell office:value-type="float" office:value="0.79" calcext:value-type="float">
            <text:p>0.7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Radio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X-ray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X-ray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X-ray</text:p>
          </table:table-cell>
          <table:table-cell office:value-type="float" office:value="0.09" calcext:value-type="float">
            <text:p>0.0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1mm</text:p>
          </table:table-cell>
          <table:table-cell office:value-type="float" office:value="0.04" calcext:value-type="float">
            <text:p>0.0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1mm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1mm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Accretion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Accretion</text:p>
          </table:table-cell>
          <table:table-cell office:value-type="float" office:value="0.57" calcext:value-type="float">
            <text:p>0.5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Accretion</text:p>
          </table:table-cell>
          <table:table-cell office:value-type="float" office:value="0.09" calcext:value-type="float">
            <text:p>0.0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Radio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Radio</text:p>
          </table:table-cell>
          <table:table-cell office:value-type="float" office:value="0.77" calcext:value-type="float">
            <text:p>0.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Radio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X-ray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X-ray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X-ray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1mm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1mm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1mm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s 100pc</text:p>
          </table:table-cell>
          <table:table-cell office:value-type="string" calcext:value-type="string">
            <text:p>Accretion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Mass 75pc</text:p>
          </table:table-cell>
          <table:table-cell office:value-type="string" calcext:value-type="string">
            <text:p>Accretion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ss 50pc</text:p>
          </table:table-cell>
          <table:table-cell office:value-type="string" calcext:value-type="string">
            <text:p>Accretion</text:p>
          </table:table-cell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4:11:53.698508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11:23:11.083201859</meta:creation-date>
    <dc:date>2021-09-01T14:21:43.161638149</dc:date>
    <meta:editing-duration>PT10H26M16S</meta:editing-duration>
    <meta:editing-cycles>6</meta:editing-cycles>
    <meta:generator>LibreOffice/7.0.6.2$Linux_X86_64 LibreOffice_project/00$Build-2</meta:generator>
    <meta:document-statistic meta:table-count="1" meta:cell-count="149" meta:object-count="0"/>
  </office:meta>
</office:document-meta>
</file>